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ventListenerFactory.createApplicationListener( String beanName , Class &lt; ? &gt; type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ListenerFactory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ListenerFactory.supportsMethod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ListenerFactory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